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 style:data-style-name="N2" text:time-value="09:51:08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5-23T09:58:33.111000000</dc:date>
    <meta:editing-duration>PT12H26M15S</meta:editing-duration>
    <meta:editing-cycles>122</meta:editing-cycles>
    <meta:generator>LibreOffice/6.4.3.2$Windows_X86_64 LibreOffice_project/747b5d0ebf89f41c860ec2a39efd7cb15b54f2d8</meta:generator>
    <meta:document-statistic meta:table-count="46" meta:cell-count="1585" meta:object-count="0"/>
  </office:meta>
</office:document-meta>
</file>